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551b6" officeooo:paragraph-rsid="001551b6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Arial" officeooo:rsid="001551b6" officeooo:paragraph-rsid="001551b6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551b6" officeooo:paragraph-rsid="001551b6"/>
    </style:style>
    <style:style style:name="P4" style:family="paragraph" style:parent-style-name="Standard">
      <style:paragraph-properties fo:text-align="justify" style:justify-single-word="false"/>
      <style:text-properties style:font-name="Arial" fo:font-size="13pt" officeooo:rsid="001551b6" officeooo:paragraph-rsid="001551b6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3pt" officeooo:rsid="00177b9e" officeooo:paragraph-rsid="00177b9e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officeooo:rsid="00194c82" officeooo:paragraph-rsid="00194c82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officeooo:rsid="001551b6" officeooo:paragraph-rsid="001551b6" style:font-size-asian="11.3500003814697pt" style:font-size-complex="13pt"/>
    </style:style>
    <style:style style:name="P8" style:family="paragraph" style:parent-style-name="Standard">
      <style:paragraph-properties fo:text-align="justify" style:justify-single-word="false"/>
      <style:text-properties officeooo:paragraph-rsid="001551b6"/>
    </style:style>
    <style:style style:name="P9" style:family="paragraph" style:parent-style-name="Standard">
      <style:paragraph-properties fo:text-align="justify" style:justify-single-word="false"/>
      <style:text-properties officeooo:rsid="00177b9e" officeooo:paragraph-rsid="00177b9e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3pt" officeooo:rsid="00194c82" officeooo:paragraph-rsid="00194c82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officeooo:rsid="001ebf58" officeooo:paragraph-rsid="001ebf58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3pt" officeooo:rsid="0020d46a" officeooo:paragraph-rsid="0020d46a" style:font-size-asian="13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ca8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bf58" style:font-weight-asian="normal" style:font-weight-complex="normal"/>
    </style:style>
    <style:style style:name="T6" style:family="text">
      <style:text-properties fo:font-weight="normal" officeooo:rsid="001fca80" style:font-weight-asian="normal" style:font-weight-complex="normal"/>
    </style:style>
    <style:style style:name="T7" style:family="text">
      <style:text-properties fo:font-weight="normal" officeooo:rsid="0020d46a" style:font-weight-asian="normal" style:font-weight-complex="normal"/>
    </style:style>
    <style:style style:name="T8" style:family="text">
      <style:text-properties fo:font-weight="normal" officeooo:rsid="00225407" style:font-weight-asian="normal" style:font-weight-complex="normal"/>
    </style:style>
    <style:style style:name="T9" style:family="text">
      <style:text-properties officeooo:rsid="001c0a40"/>
    </style:style>
    <style:style style:name="T10" style:family="text">
      <style:text-properties fo:font-style="italic" officeooo:rsid="001c0a40" style:font-style-asian="italic" style:font-style-complex="italic"/>
    </style:style>
    <style:style style:name="T11" style:family="text">
      <style:text-properties fo:font-style="italic" fo:font-weight="normal" officeooo:rsid="0020d46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25407" style:font-style-asian="italic" style:font-weight-asian="normal" style:font-style-complex="italic" style:font-weight-complex="normal"/>
    </style:style>
    <style:style style:name="T13" style:family="text">
      <style:text-properties officeooo:rsid="001ebf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Manual da linguagem Abobrinha</text:span></text:p>
      <text:p text:style-name="P1"/>
      <text:p text:style-name="P1"/>
      <text:p text:style-name="P7">Declaração de variáveis do tipo inteiro:</text:p>
      <text:p text:style-name="P7"><text:tab/></text:p>
      <text:p text:style-name="P7"><text:tab/>A <text:s/>declaração de inteiros e feita pela variável precedida por iii e terminado com virgula. Recomenda-se o uso se sinais únicos no nome da variável, pois a variável sera uma palavra reservada por todo o programa. </text:p>
      <text:p text:style-name="P7"><text:tab/>Ex: </text:p>
      <text:p text:style-name="P3">iii &amp;&amp;a,</text:p>
      <text:p text:style-name="P3">iii <text:s text:c="71"/>&amp;&amp;b,</text:p>
      <text:p text:style-name="P3">iii <text:s/>AT-@K,</text:p>
      <text:p text:style-name="P8"/>
      <text:p text:style-name="P4">Atribuição de variável para inteiros: </text:p>
      <text:p text:style-name="P4"/>
      <text:p text:style-name="P4"><text:tab/>A atribuição é feita usando o nome da variável seguido de 2 pontos e seguido do valor ou de outro variável terminada com virgula.</text:p>
      <text:p text:style-name="P4"><text:tab/>Ex:</text:p>
      <text:p text:style-name="P4">&amp;&amp;a : 3,</text:p>
      <text:p text:style-name="P4">&amp;&amp;b : 5,</text:p>
      <text:p text:style-name="P4">AT-@K <text:s text:c="34"/>: <text:s text:c="31"/>1985,</text:p>
      <text:p text:style-name="P8"/>
      <text:p text:style-name="P5">Operações com números e variáveis do tipo inteiro:</text:p>
      <text:p text:style-name="P9"/>
      <text:p text:style-name="P5"><text:tab/>As operações são constituídas por variável receptora, seguido de 2 pontos, seguindo dos 2 operandos (números ou variáveis), separados pelos operadores, <text:s/>e terminada com uma virgula. Os operadores serão assim:</text:p>
      <text:p text:style-name="P5">→ “++” representa a adição;</text:p>
      <text:p text:style-name="P5">→ “--” representa a subtração;</text:p>
      <text:p text:style-name="P5">→ “**” representa a multiplicação;</text:p>
      <text:p text:style-name="P5">→ “//” representa a divisão;</text:p>
      <text:p text:style-name="P5">→ “%%” representa o resto.</text:p>
      <text:p text:style-name="P9"/>
      <text:p text:style-name="P5">Ex:</text:p>
      <text:p text:style-name="P5"><text:s/>&amp;&amp;a : 2++3,</text:p>
      <text:p text:style-name="P5">&amp;&amp;c : &amp;&amp;a--&amp;&amp;b,</text:p>
      <text:p text:style-name="P5">&amp;&amp;d : 2**&amp;&amp;a,</text:p>
      <text:p text:style-name="P5">&amp;&amp;c : 4//2,</text:p>
      <text:p text:style-name="P5">&amp;&amp;f : &amp;&amp;a%%&amp;&amp;b,</text:p>
      <text:p text:style-name="P5"/>
      <text:p text:style-name="P6">Comando de saída:</text:p>
      <text:p text:style-name="P6"><text:tab/></text:p>
      <text:p text:style-name="P6"><text:tab/>o comando de saída é a palavra <text:span text:style-name="T2">mostre-me</text:span> seguido daquilo que deseja que seja impresso na tela. Este comando não possui virgula no final.</text:p>
      <text:p text:style-name="P6">Ex:</text:p>
      <text:p text:style-name="P6"/>
      <text:p text:style-name="P6">mostre-me &amp;&amp;a</text:p>
      <text:p text:style-name="P6">mostre-me 2</text:p>
      <text:p text:style-name="P6">mostre-me o trabalho esta pronto</text:p>
      <text:p text:style-name="P6"><text:soft-page-break/>mostre-me ol<text:span text:style-name="T9">á</text:span> mundo!</text:p>
      <text:p text:style-name="P6"/>
      <text:p text:style-name="P6"/>
      <text:p text:style-name="P6">Comando de leitura do teclado:</text:p>
      <text:p text:style-name="P6"/>
      <text:p text:style-name="P6"><text:tab/>para o comando de leitura do teclado utiliza-se a palavra <text:span text:style-name="T2">leia </text:span>e ai se escreve o que se deseja desde que isto seja algo valido dentro do código, como atribuição ou definição de um variável.</text:p>
      <text:p text:style-name="P6"><text:tab/><text:span text:style-name="T9">Ex:</text:span></text:p>
      <text:p text:style-name="P6"><text:tab/><text:span text:style-name="T9">mostre-me escreva a sua idade: usando o padrão &amp;&amp;+idade+:+”suaidade”+,</text:span></text:p>
      <text:p text:style-name="P6"><text:tab/><text:span text:style-name="T9">leia</text:span></text:p>
      <text:p text:style-name="P6"><text:tab/><text:span text:style-name="T10">&amp;&amp;idade:19, → escrito pelo usuário;</text:span></text:p>
      <text:p text:style-name="P6"/>
      <text:p text:style-name="P6">Comando de condição:</text:p>
      <text:p text:style-name="P6"/>
      <text:p text:style-name="P6"><text:tab/><text:span text:style-name="T13">O</text:span> comando de condição e feito por <text:span text:style-name="T2">se </text:span><text:span text:style-name="T4">ou </text:span><text:span text:style-name="T2">senao. </text:span><text:span text:style-name="T4">Na linha do </text:span><text:span text:style-name="T2">se</text:span><text:span text:style-name="T4"> vai uma condição e se esta for verdadeiro o que possui entre o </text:span><text:span text:style-name="T2">se</text:span><text:span text:style-name="T4"> e o</text:span><text:span text:style-name="T2"> senao</text:span><text:span text:style-name="T4"> é executado. <text:s/>Caso contrario o </text:span><text:span text:style-name="T2">senao</text:span><text:span text:style-name="T4"> é executado ate o </text:span><text:span text:style-name="T5">comando </text:span><text:span text:style-name="T2">fimdose</text:span><text:span text:style-name="T4">. </text:span><text:span text:style-name="T5">As condições são representadas da seguinte forma:</text:span></text:p>
      <text:p text:style-name="P6"><text:span text:style-name="T5">→ “a&lt;&lt;b” – a é menor que b;</text:span></text:p>
      <text:p text:style-name="P6"><text:span text:style-name="T5">→ “a&gt;&gt;b” – a é maior que b;</text:span></text:p>
      <text:p text:style-name="P6"><text:span text:style-name="T5">→ “a==b” – a é igual a b;</text:span></text:p>
      <text:p text:style-name="P6"><text:span text:style-name="T5">→ “a&lt;=b” – a é menor ou igual a b;</text:span></text:p>
      <text:p text:style-name="P6"><text:span text:style-name="T5">→ “a&gt;=b” – a é maior ou igual a b.</text:span></text:p>
      <text:p text:style-name="P6"><text:span text:style-name="T5"/></text:p>
      <text:p text:style-name="P6"><text:span text:style-name="T4"><text:tab/></text:span><text:span text:style-name="T5">Ex:</text:span></text:p>
      <text:p text:style-name="P6"><text:span text:style-name="T5"><text:tab/>se 1&lt;&lt;3,</text:span></text:p>
      <text:p text:style-name="P6"><text:span text:style-name="T5"><text:tab/>mostre-me <text:s/>é menor</text:span></text:p>
      <text:p text:style-name="P6"><text:span text:style-name="T5"><text:tab/>senao</text:span></text:p>
      <text:p text:style-name="P6"><text:span text:style-name="T5"><text:tab/>mostre-me é maior</text:span></text:p>
      <text:p text:style-name="P6"><text:span text:style-name="T5"><text:tab/>fimdose</text:span></text:p>
      <text:p text:style-name="P6"/>
      <text:p text:style-name="P11"><text:span text:style-name="T4">Comando de repetição:</text:span></text:p>
      <text:p text:style-name="P11"/>
      <text:p text:style-name="P11"><text:span text:style-name="T4"><text:tab/></text:span><text:span text:style-name="T6">O comando de repetição se dá por uma sintaxe parecida com a do comando condicional, mas com alguns pareceres únicos. Primeiro existe uma linha em branco entre o último comando e o comando de repetição, então na próxima linha escreva a condição precedida do comando </text:span><text:span text:style-name="T3">laco </text:span><text:span text:style-name="T6">e terminando em vírgula. Apartir dessa linha, se a condição for verdadeira, será executado o código até o programa encontrar o comando </text:span><text:span text:style-name="T3">fimdolac</text:span><text:span text:style-name="T6"> que indicará o fim do bloco de repetição.</text:span></text:p>
      <text:p text:style-name="P11"><text:span text:style-name="T6"><text:tab/>Então a condição do </text:span><text:span text:style-name="T3">laco</text:span><text:span text:style-name="T6"> será novamente testada, se continuar verdadeira o programa lerá novamente todo o bloco. E se for falsa, saltará para a primeira linha após o comando </text:span><text:span text:style-name="T3">fimdolac</text:span><text:span text:style-name="T6">. É importante ter pelo menos uma linha de código após o termino do laço, podendo ser até uma linha contendo apenas uma vírgula.</text:span></text:p>
      <text:p text:style-name="P11"><text:span text:style-name="T6"><text:tab/></text:span><text:span text:style-name="T7">Ex:</text:span></text:p>
      <text:p text:style-name="P11"><text:span text:style-name="T7"><text:tab/><text:tab/><text:tab/><text:tab/></text:span><text:span text:style-name="T11">– </text:span><text:span text:style-name="T12">Linha em branco;</text:span></text:p>
      <text:p text:style-name="P11"><text:span text:style-name="T7"><text:tab/>laco &amp;&amp;a&lt;&lt;5,</text:span></text:p>
      <text:p text:style-name="P11"><text:span text:style-name="T7"><text:tab/>mostre-me &amp;&amp;a</text:span></text:p>
      <text:p text:style-name="P12"><text:soft-page-break/><text:span text:style-name="T4"><text:tab/>&amp;&amp;a : &amp;&amp;a++1,</text:span></text:p>
      <text:p text:style-name="P12"><text:span text:style-name="T4"><text:tab/>fimdolac</text:span></text:p>
      <text:p text:style-name="P12"><text:span text:style-name="T4"><text:tab/>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9:00:04.796302786</meta:creation-date>
    <dc:date>2014-05-26T09:38:49.442243098</dc:date>
    <meta:editing-duration>PT9M42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3" meta:paragraph-count="64" meta:word-count="519" meta:character-count="3053" meta:non-whitespace-character-count="2414"/>
  </office:meta>
</office:document-meta>
</file>